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text-properties officeooo:rsid="00131e92" officeooo:paragraph-rsid="00131e92"/>
    </style:style>
    <style:style style:name="P2" style:family="paragraph" style:parent-style-name="Heading_20_2">
      <style:text-properties officeooo:rsid="0013ab98" officeooo:paragraph-rsid="0013ab98"/>
    </style:style>
    <style:style style:name="P3" style:family="paragraph" style:parent-style-name="Heading_20_2">
      <style:text-properties officeooo:rsid="00158e78" officeooo:paragraph-rsid="00158e78"/>
    </style:style>
    <style:style style:name="P4" style:family="paragraph" style:parent-style-name="Heading_20_2">
      <style:text-properties officeooo:rsid="00168b42" officeooo:paragraph-rsid="00168b42"/>
    </style:style>
    <style:style style:name="P5" style:family="paragraph" style:parent-style-name="Heading_20_1">
      <style:text-properties officeooo:rsid="00131e92" officeooo:paragraph-rsid="00131e92"/>
    </style:style>
    <style:style style:name="P6" style:family="paragraph" style:parent-style-name="Heading_20_1">
      <style:text-properties officeooo:rsid="00136d55" officeooo:paragraph-rsid="00136d55"/>
    </style:style>
    <style:style style:name="P7" style:family="paragraph" style:parent-style-name="Text_20_body">
      <style:text-properties officeooo:rsid="00131e92" officeooo:paragraph-rsid="00131e92"/>
    </style:style>
    <style:style style:name="P8" style:family="paragraph" style:parent-style-name="Text_20_body">
      <style:text-properties officeooo:rsid="00136d55" officeooo:paragraph-rsid="00136d55"/>
    </style:style>
    <style:style style:name="P9" style:family="paragraph" style:parent-style-name="Text_20_body" style:list-style-name="L1">
      <style:text-properties officeooo:rsid="00136d55" officeooo:paragraph-rsid="00136d55"/>
    </style:style>
    <style:style style:name="P10" style:family="paragraph" style:parent-style-name="Text_20_body">
      <style:text-properties officeooo:rsid="00136d55" officeooo:paragraph-rsid="00158e78"/>
    </style:style>
    <style:style style:name="P11" style:family="paragraph" style:parent-style-name="Text_20_body">
      <style:text-properties officeooo:rsid="00136d55" officeooo:paragraph-rsid="00168b42"/>
    </style:style>
    <style:style style:name="P12" style:family="paragraph" style:parent-style-name="Text_20_body">
      <style:text-properties officeooo:rsid="0013ab98" officeooo:paragraph-rsid="0013ab98"/>
    </style:style>
    <style:style style:name="P13" style:family="paragraph" style:parent-style-name="Text_20_body">
      <style:text-properties officeooo:rsid="0013ab98" officeooo:paragraph-rsid="00158e78"/>
    </style:style>
    <style:style style:name="P14" style:family="paragraph" style:parent-style-name="Text_20_body">
      <style:text-properties officeooo:rsid="0013ab98" officeooo:paragraph-rsid="00168b42"/>
    </style:style>
    <style:style style:name="P15" style:family="paragraph" style:parent-style-name="Text_20_body">
      <style:text-properties officeooo:rsid="00158e78" officeooo:paragraph-rsid="00158e78"/>
    </style:style>
    <style:style style:name="P16" style:family="paragraph" style:parent-style-name="Text_20_body">
      <style:text-properties officeooo:rsid="00158e78" officeooo:paragraph-rsid="00168b42"/>
    </style:style>
    <style:style style:name="P17" style:family="paragraph" style:parent-style-name="Text_20_body">
      <style:text-properties officeooo:rsid="00168b42" officeooo:paragraph-rsid="00168b42"/>
    </style:style>
    <style:style style:name="P18" style:family="paragraph" style:parent-style-name="Title">
      <style:text-properties officeooo:rsid="00131e92" officeooo:paragraph-rsid="00131e92"/>
    </style:style>
    <style:style style:name="T1" style:family="text">
      <style:text-properties officeooo:rsid="00136d55"/>
    </style:style>
    <style:style style:name="T2" style:family="text">
      <style:text-properties officeooo:rsid="0013ab98"/>
    </style:style>
    <style:style style:name="T3" style:family="text">
      <style:text-properties officeooo:rsid="00158e78"/>
    </style:style>
    <style:style style:name="T4" style:family="text">
      <style:text-properties officeooo:rsid="00168b42"/>
    </style:style>
    <style:style style:name="T5" style:family="text">
      <style:text-properties officeooo:rsid="00170d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tokół Aplikacji Pokera</text:p>
      <text:p text:style-name="P7"/>
      <text:h text:style-name="P5" text:outline-level="1">Opis aplikacji</text:h>
      <text:p text:style-name="P7">Aplikacja Pokera jest to gra online odmiany pokera zwanej Texas Hold’em. <text:span text:style-name="T1">Program umożliwia granie z czterema graczami jednocześnie.</text:span></text:p>
      <text:p text:style-name="P8">Zasady gry: https://www.pokerstarsschool.pl/article/Texas-Holdem-zasady-gry</text:p>
      <text:h text:style-name="P5" text:outline-level="1">Przebieg działania aplikacji</text:h>
      <text:h text:style-name="P1" text:outline-level="2">Serwer</text:h>
      <text:p text:style-name="P7">Gdy w kolejce znajduje się 4 połączonych graczy, zostaje utworzony nowy stół do gry. Następnie w wątku stołu serwer <text:s/>wysyła równolegle klientom informacje o id stołu i klienta oraz meta dane gry. Po zakończeniu rozpoczyna się pętla gry, która kolejkuje wysyłanie informacji do innych graczy.</text:p>
      <text:h text:style-name="P1" text:outline-level="2">Klient</text:h>
      <text:p text:style-name="P7">Po uruchomieniu, klient najpierw czeka na połączenie z serwerem (jeżeli serwer jest nieaktywny), a następnie czeka na połączenie z pozostałymi graczami. Gdy dostanie informacje o utworzeniu stołu, klient wyświetla okno wyboru nazwy użytkownika. Po zatwierdzeniu wyboru użytkownik dostaje dostęp do stołu. Gdy wszyscy gracze wybiorą swój „nick” rozpoczyna się wątek gry. Gdy aktualny gracz przegra lub wygra, gra dobiega końca i klient zostaje zamknięty.</text:p>
      <text:p text:style-name="P7"/>
      <text:h text:style-name="P6" text:outline-level="1">Przesyłanie danych</text:h>
      <text:p text:style-name="P8">Przesyłanie danych jest zawsze inicjowane z serwera, ponieważ tam odbywa się aktualna gra. Klient odpowiada za odbieranie informacji i wyświetlanie ich użytkownikowi. Wszystkie pakiety wysyłane są za pomocą funkcji socket.sendall(informacja+separator), a odbierane przy pomocy własnej funkcji recieve(client,separator), która odbiera dane dopóki separator nie znajdzie się w pakiecie danych.</text:p>
      <text:p text:style-name="P8">Pakiety wysyłane są przez łącze TCP/IP na adres ‘localhost’ o porcie 5000.</text:p>
      <text:p text:style-name="P8">Komunikacja wygląda następująco:</text:p>
      <text:list xml:id="list3175622764" text:style-name="L1">
        <text:list-item>
          <text:p text:style-name="P9">Serwer wysyła request w postaci kodu 1xx i separatora.</text:p>
        </text:list-item>
        <text:list-item>
          <text:p text:style-name="P9">Klient odbiera wiadomość i wysyła potwierdzenie odbioru w postaci kodu 2xx i separatora.</text:p>
        </text:list-item>
        <text:list-item>
          <text:p text:style-name="P9">Serwer wysyła dane przypisane do numeru requestu</text:p>
        </text:list-item>
      </text:list>
      <text:h text:style-name="P6" text:outline-level="1"><text:soft-page-break/>Lista kodów identyfikacyjnych</text:h>
      <text:p text:style-name="P8"/>
      <text:h text:style-name="P2" text:outline-level="2">Serwer <text:span text:style-name="T3">&gt;&gt;</text:span> klient</text:h>
      <text:p text:style-name="P8">100 – <text:span text:style-name="T2">Połączenie z serwerem. </text:span></text:p>
      <text:p text:style-name="P8">101 – <text:span text:style-name="T2">Prośba o ruch gracza</text:span></text:p>
      <text:p text:style-name="P8">102 – <text:span text:style-name="T2">Sygnał „odsłoń karty”</text:span></text:p>
      <text:p text:style-name="P12">103 – Sygnał przesyłu Big Blind’a</text:p>
      <text:p text:style-name="P12">104 – Sygnał przesyłu Small Blind’a</text:p>
      <text:p text:style-name="P12">105 – Sygnał informacji o ruchu innego gracza</text:p>
      <text:p text:style-name="P12">106 – Sygnał przesyłu kart gracza</text:p>
      <text:p text:style-name="P12">107 – Sygnał przegranej</text:p>
      <text:p text:style-name="P12">108 – Sygnał wygranej</text:p>
      <text:p text:style-name="P12">109 – Sygnał przesyłu informacji o puli</text:p>
      <text:p text:style-name="P12">110 – Sygnal przesyłu nazwy gracza</text:p>
      <text:p text:style-name="P12">111 – <text:span text:style-name="T3">Sygnał przesyłu danych o stole i połączeniu klienta</text:span></text:p>
      <text:p text:style-name="P12">112 – Sygnał przesyłu danych graczy</text:p>
      <text:p text:style-name="P12">113 – Sygnał przesyłu zwycięzców rundy</text:p>
      <text:p text:style-name="P12">114 – Sygnał przesyłu przegranych graczy</text:p>
      <text:p text:style-name="P15">115 – Sygnał przesyłu kart innych graczy</text:p>
      <text:p text:style-name="P15">116 – Prośba o odrzucenie kart</text:p>
      <text:h text:style-name="P3" text:outline-level="2">Klient &gt;&gt; serwer</text:h>
      <text:p text:style-name="P10"><text:span text:style-name="T3">2</text:span>00 – <text:span text:style-name="T3">Potwierdzenie połączenia z serwerem. </text:span></text:p>
      <text:p text:style-name="P10"><text:span text:style-name="T3">2</text:span>01 – <text:span text:style-name="T2">Potwierdzenie prośby o ruch gracza</text:span></text:p>
      <text:p text:style-name="P10"><text:span text:style-name="T3">2</text:span>02 – <text:span text:style-name="T3">Potwierdzenie odbioru sygnału „odsłoń karty”</text:span></text:p>
      <text:p text:style-name="P13"><text:span text:style-name="T3">2</text:span>03 – <text:span text:style-name="T3">Potwierdzenie odbioru s</text:span>ygnał<text:span text:style-name="T3">u</text:span> przesyłu Big Blind’a</text:p>
      <text:p text:style-name="P13"><text:span text:style-name="T3">2</text:span>04 – <text:span text:style-name="T3">Potwierdzenie odbioru s</text:span>ygnał<text:span text:style-name="T3">u</text:span> przesyłu Small Blind’a</text:p>
      <text:p text:style-name="P13"><text:span text:style-name="T3">2</text:span>05 – <text:span text:style-name="T3">Potwierdzenie odbioru s</text:span>ygnał<text:span text:style-name="T3">u</text:span> informacji o ruchu innego gracza</text:p>
      <text:p text:style-name="P13"><text:span text:style-name="T3">2</text:span>06 – <text:span text:style-name="T3">Potwierdzenie odbioru s</text:span>ygnał<text:span text:style-name="T3">u</text:span> przesyłu kart gracza</text:p>
      <text:p text:style-name="P13"><text:soft-page-break/><text:span text:style-name="T3">2</text:span>07 – <text:span text:style-name="T3">Potwierdzenie odbioru s</text:span>ygnał<text:span text:style-name="T3">u</text:span> przegranej</text:p>
      <text:p text:style-name="P13"><text:span text:style-name="T3">2</text:span>08 – <text:span text:style-name="T3">Potwierdzenie odbioru s</text:span>ygnał<text:span text:style-name="T3">u</text:span> wygranej</text:p>
      <text:p text:style-name="P13"><text:span text:style-name="T3">2</text:span>09 – <text:span text:style-name="T3">Potwierdzenie odbioru s</text:span>ygnał<text:span text:style-name="T3">u</text:span> przesyłu informacji o puli</text:p>
      <text:p text:style-name="P13"><text:span text:style-name="T3">2</text:span>10 – <text:span text:style-name="T3">Potwierdzenie odbioru s</text:span>ygnal<text:span text:style-name="T3">u</text:span> przesyłu nazwy gracza</text:p>
      <text:p text:style-name="P13"><text:span text:style-name="T3">2</text:span>11 – <text:span text:style-name="T3">Potwierdzenie odbioru sygnału przesyłu danych o stole i połączeniu klienta</text:span></text:p>
      <text:p text:style-name="P13"><text:span text:style-name="T3">2</text:span>12 – <text:span text:style-name="T3">Potwierdzenie odbioru s</text:span>ygnał<text:span text:style-name="T3">u</text:span> przesyłu danych graczy</text:p>
      <text:p text:style-name="P13"><text:span text:style-name="T3">2</text:span>13 – <text:span text:style-name="T3">Potwierdzenie odbioru s</text:span>ygnał<text:span text:style-name="T3">u</text:span> przesyłu zwycięzców rundy</text:p>
      <text:p text:style-name="P13"><text:span text:style-name="T3">2</text:span>14 – <text:span text:style-name="T3">Potwierdzenie odbioru s</text:span>ygnał<text:span text:style-name="T3">u</text:span> przesyłu przegranych graczy</text:p>
      <text:p text:style-name="P15">215 – Potwierdzenie odbioru sygnału przesyłu kart innych graczy</text:p>
      <text:p text:style-name="P15">216 – Potwierdzenie otrzymania prośba o odrzucenie kart</text:p>
      <text:p text:style-name="P17">251 – Przesłanie informacji o spasowaniu (pass)</text:p>
      <text:p text:style-name="P17">252 – Przeslanie informacji o dobiciu (call)</text:p>
      <text:p text:style-name="P17">253 – Przesłanie informacji o podbicu (raise)</text:p>
      <text:p text:style-name="P17">254 – Przesłanie informacji o va-bank (all-in)</text:p>
      <text:p text:style-name="P17">255 – Przesłanie informacji o nieznanej decyzji</text:p>
      <text:h text:style-name="P4" text:outline-level="2">Błędy</text:h>
      <text:p text:style-name="P11"><text:span text:style-name="T5">4</text:span>00 – <text:span text:style-name="T3">Potwierdzenie połączenia z serwerem. </text:span></text:p>
      <text:p text:style-name="P11"><text:span text:style-name="T4">4</text:span>01 – <text:span text:style-name="T4">Błąd prośby o ruch gracza</text:span></text:p>
      <text:p text:style-name="P11"><text:span text:style-name="T5">4</text:span>02 – <text:span text:style-name="T5">Błąd odbioru sygnału „odsłoń karty”</text:span></text:p>
      <text:p text:style-name="P14"><text:span text:style-name="T5">4</text:span>03 – <text:span text:style-name="T5">Błąd odbioru s</text:span>ygnał<text:span text:style-name="T3">u</text:span> przesyłu Big Blind’a</text:p>
      <text:p text:style-name="P14"><text:span text:style-name="T5">4</text:span>04 – <text:span text:style-name="T5">Błąd odbioru s</text:span>ygnał<text:span text:style-name="T3">u</text:span> przesyłu Small Blind’a</text:p>
      <text:p text:style-name="P14"><text:span text:style-name="T4">4</text:span>05 – <text:span text:style-name="T4">Błąd odbioru s</text:span>ygnał<text:span text:style-name="T3">u</text:span> informacji o ruchu innego gracza</text:p>
      <text:p text:style-name="P14"><text:span text:style-name="T5">4</text:span>06 – <text:span text:style-name="T5">Błąd odbioru s</text:span>ygnał<text:span text:style-name="T3">u</text:span> przesyłu kart gracza</text:p>
      <text:p text:style-name="P14"><text:span text:style-name="T5">4</text:span>07 – <text:span text:style-name="T5">Błąd odbioru s</text:span>ygnał<text:span text:style-name="T3">u</text:span> przegranej</text:p>
      <text:p text:style-name="P14"><text:span text:style-name="T5">4</text:span>08 – <text:span text:style-name="T5">Błąd odbioru s</text:span>ygnał<text:span text:style-name="T3">u</text:span> wygranej</text:p>
      <text:p text:style-name="P14"><text:span text:style-name="T5">4</text:span>09 – <text:span text:style-name="T5">Błąd odbioru s</text:span>ygnał<text:span text:style-name="T3">u</text:span> przesyłu informacji o puli</text:p>
      <text:p text:style-name="P14"><text:span text:style-name="T5">4</text:span>10 – <text:span text:style-name="T5">Błąd odbioru s</text:span>ygnal<text:span text:style-name="T3">u</text:span> przesyłu nazwy gracza</text:p>
      <text:p text:style-name="P14"><text:span text:style-name="T5">4</text:span>11 – <text:span text:style-name="T5">Błąd odbioru sygnału przesyłu danych o stole i połączeniu klienta</text:span></text:p>
      <text:p text:style-name="P14"><text:span text:style-name="T5">4</text:span>12 – <text:span text:style-name="T5">Błąd odbioru s</text:span>ygnał<text:span text:style-name="T3">u</text:span> przesyłu danych graczy</text:p>
      <text:p text:style-name="P14"><text:soft-page-break/><text:span text:style-name="T5">4</text:span>13 – <text:span text:style-name="T5">Błąd odbioru s</text:span>ygnał<text:span text:style-name="T3">u</text:span> przesyłu zwycięzców rundy</text:p>
      <text:p text:style-name="P14"><text:span text:style-name="T5">4</text:span>14 – <text:span text:style-name="T5">Błąd odbioru s</text:span>ygnał<text:span text:style-name="T3">u</text:span> przesyłu przegranych graczy</text:p>
      <text:p text:style-name="P16"><text:span text:style-name="T5">4</text:span>15 – <text:span text:style-name="T5">Błąd </text:span>odbioru sygnału przesyłu kart innych graczy</text:p>
      <text:p text:style-name="P16"><text:span text:style-name="T5">4</text:span>16 – <text:span text:style-name="T5">Błąd</text:span> otrzymania prośba o odrzucenie kart</text:p>
      <text:p text:style-name="P17">440 – Błąd Nieznany kod </text:p>
      <text:p text:style-name="P17">451 – Błąd ruchu</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01:25:16.967024443</meta:creation-date>
    <dc:date>2019-06-23T02:37:14.588818098</dc:date>
    <meta:editing-duration>PT9M26S</meta:editing-duration>
    <meta:editing-cycles>1</meta:editing-cycles>
    <meta:document-statistic meta:table-count="0" meta:image-count="0" meta:object-count="0" meta:page-count="4" meta:paragraph-count="78" meta:word-count="609" meta:character-count="4436" meta:non-whitespace-character-count="3845"/>
    <meta:generator>LibreOffice/6.1.6.3$Linux_X86_64 LibreOffice_project/10$Build-3</meta:generator>
  </office:meta>
</office:document-meta>
</file>